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23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ffoli_test_and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4" calcext:value-type="float">
            <text:p>22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0" calcext:value-type="float">
            <text:p>44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8" calcext:value-type="float">
            <text:p>52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4" calcext:value-type="float">
            <text:p>624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8" calcext:value-type="float">
            <text:p>728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40" calcext:value-type="float">
            <text:p>84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60" calcext:value-type="float">
            <text:p>960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88" calcext:value-type="float">
            <text:p>108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24" calcext:value-type="float">
            <text:p>1224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68" calcext:value-type="float">
            <text:p>1368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9" calcext:value-type="float">
            <text:p>13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2-12-31T07:46:42.477749989</dc:date>
    <meta:editing-duration>PT34S</meta:editing-duration>
    <meta:editing-cycles>1</meta:editing-cycles>
    <meta:document-statistic meta:table-count="1" meta:cell-count="114" meta:object-count="0"/>
  </office:meta>
</office:document-meta>
</file>